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ważanie tego, czy po zostaniu księżniczką Twilight Sparkle uzyskała również nieśmiertelność, przez pewien czas zaprzątało umysły sporej części fandomu. Jeśli nowy alicorn jest tak samo długowieczny jak Celestia i Luna, to co w takim razie wydarzy się z resztą głównych bohaterek? Jak będzie wyglądała Equestria przyszłości? Jak Twilight będzie się zachowywać w przyszłości? Przypadkiem udało mi się natknąć na opowiadanie, które opisuje wydarzenia mające miejsce w pięćsetne urodziny księżniczki przyjaźni…</text:p>
      <text:p text:style-name="P1"/>
      <text:p text:style-name="P1">W opowiadaniu użytkownika o pseudonimie Autumnschild Twilight Sparkle jest już dość wiekową księżniczką. Jej rządy nad Equestrią, dzielone z Cadance, trwają już ponad cztery stulecia. Co ważne, ma też swoją własną uczennicę, młodziutką klaczkę ziemną o imieniu Fancy Pants. Jest mądra, poważana, jej decyzje kształtowały historię świata, a do tego właśnie stuknęła jej pięćsetka. Władczyni kraju raczej się nie spodziewała, że niedługo po północy do jej pokoju zostanie przeteleportowana jej protegowana z tortem i serdecznym, głośnym śpiewem na ustach. Tak oto zaczyna się to trzyrozdziałowe (plus epilog) opowiadanko.</text:p>
      <text:p text:style-name="P1"/>
      <text:p text:style-name="P1">Fabuły praktycznie nie ma – po prostu mamy kilkanaście tysięcy słów o relacji między księżniczką oraz jej uczennicą. Jako że Twilight jest dość pokojowym kucem, nieoczekiwana pobudka w środku nocy przeistacza się nie w scenę rzezi, a we wspólne świętowanie. Brzmi nudno? Nie powinno – autor, mając do dyspozycji zaledwie dwie postaci, wycisnął z nich tyle życia, ile tylko mógł. Do tego wykazał się mistrzostwem w kwestii naturalnego opisywania budowanego przez siebie świata i przekazywania informacji w taki sposób, by czytelnika zaciekawić.</text:p>
      <text:p text:style-name="P1"/>
      <text:p text:style-name="P1">Odnośnie pierwszej kwestii, autor miał ogromne możliwości – i ich nie zmarnował. Jego wiekowa Twilight usilnie stara się jak najbardziej przypominać Celestię, szczególnie w kwestii relacji ze swoją uczennicą. Nie zawsze jej to wychodzi, ale Autumnschild dał radę zarówno pokazać, jak bardzo księżniczka przyjaźni zmieniła się w ciągu tych lat, jak i zachować w niej tyle charakteru znanego z serialu, by nie wyglądała jak OC przypadkowo noszący to samo imię, co główna bohaterka MLP. Przy Fancy Pants (która, wbrew imieniu, nie jest powiązana z lalką od Twilight) pisarz miał jeszcze większą swobodę. Siedmioletnia klaczka została bardzo dobrze zaprojektowana, a jej zachowania wychodzą bardzo naturalnie – od momentów, gdy się wstydzi za swoje zachowanie, po (zazwyczaj mających miejsce kilka minut wcześniej) głupawki, jakie może mieć każde dziecko. Bohaterka po prostu zachowuje się tak, jak przystało na jej wiek – i autorowi wyszło to wspaniale. Dostajemy dzięki temu młodocianego stworka, który od czasu do czasu coś zrobi źle, ale ma dobre intencje, nadrabia słodyczą i wykazuje ogromną ilość dziecięcej ciekawości świata i chęci do zabawy. Może sam ma już dziecko w takim wieku? Albo chociaż siostrzenicę lub bratanicę?</text:p>
      <text:p text:style-name="P1"/>
      <text:p text:style-name="P1">Ich wzajemne relacje stanowią jeden z ważniejszych elementów opowiadania – Twilight chce być idealną księżniczką dla swojej uczennicy, ta z kolei chce być idealną uczennicą dla swojej księżniczki. Nastawienie obu klaczy zarówno popycha do przodu akcję, jak i nieco ją zagęszcza, dzięki czemu nie dostaliśmy po prostu wyliczanki kolejnych rzeczy, jakie robią z okazji urodzin purpurowej <office:annotation office:name="__Annotation__8_2947814990"><dc:creator>Weronika Błaż</dc:creator><dc:date>2019-01-25T20:58:37</dc:date><text:p><text:span text:style-name="T2">"Alicorna" jeszcze jestem w stanie przełknąć, ale *to* wygląda koszmarnie.</text:span></text:p></office:annotation>alicornicy<office:annotation-end office:name="__Annotation__8_2947814990"/>. Może nieco dziwić, że Twilight nie rozwiązała tej kwestii wcześniej, ale też trzeba jej przyznać, że Fancy nigdy wcześniej nie pojawiała się w jej sypialni w środku nocy. Taka sytuacja na pewno sprzyja wyznaniom (niekoniecznie cenzuralnym, ale w tym opowiadaniu, na szczęście, wszyscy utrzymują jakieś minimum manier).</text:p>
      <text:p text:style-name="P1"/>
      <text:p text:style-name="P1">Na króciutko pojawiają się też Cadance i jej asystentka, straszliwie wredna klacz, i też potrafią wzbudzić spore zainteresowanie. Mam nadzieję, że w którymś z opowiadań Autumnschild rozwinął te postacie, bo nawet ich epizodyczny występ wzbudza serdeczny śmiech. Do tego księżniczka miłości stoi za wszystkimi wydarzeniami, mającymi miejsce w opowiadaniu, ze względu na to, że to ona pomogła Fancy Pants dostać się do sypialni Twilight w środku nocy. Całe szczęście nasza bohaterka o tym nie zapomina (kto by chciał być tak wyrwanym ze snu?), przez co czytelnik jest na deser raczony kuriozalną sceną.</text:p>
      <text:p text:style-name="P1"/>
      <text:p text:style-name="P1">Kolejną rzeczą, która sprawia, że opowiadanie jest tak dobre, jest kunszt, z jakim autor opisuje świat. Nie mamy tu do czynienia z przydługimi, nudnymi opisami Equestrii za pół tysiąclecia – wszystkiego dowiadujemy się z przemyśleń postaci, wzmianek o historii czy choćby opisów przedmiotów, niczym w serii Dark Souls. Wszystko wydaje się być w pełni naturalne, bohaterki nie zaczynają nagle monologów na temat rozwoju ruchu konstytucjonalnego w kraju (choć pojawia się wzmianka o konstytucji) ani nawet nie myślą więcej o tematach, które mogą być dla nich bolesne (tajemniczy los Celestii i Luny). Do tego AutumnsChild zostawił sobie dzięki temu furtkę do sequeli i spin-offów.</text:p>
      <text:p text:style-name="P1"/>
      <text:p text:style-name="P1">Język dorównuje jakością opowiadaniu, a żadne błędy nie rujnują radości z czytania. Biorąc pod uwagę subtelne światotworzenie, byłoby naprawdę ogromną stratą, gdyby czytelnicy tracili jakieś interesujące detale z powodu czegoś tak prozaicznego jak literówki czy niezręczne sformułowania.</text:p>
      <text:p text:style-name="P1"/>
      <text:p text:style-name="P1">Czy opowiadanie ma jakieś wady? No cóż, jedna ze scen jest tak obrzydliwa jak urocza. Trzeba to zobaczyć, by zrozumieć. Poza tym mogę szczerze przyznać, że „Princess Twilight Sparkle’s 500th birthday” z marszu trafiło na listę moich najbardziej lubianych fanfików. Nie mogę się doczekać, gdy będę mieć czas na przeczytanie innych opowiadań z serii – szczególnie tego, które dotyczy Rarity. Polecam każdemu, chyba że bardzo, ale to bardzo nie lubi dzieci albo nie umie czytać po angielsku. Cała reszta – marsz na FiMFiction, czytać! A potem czytać kolejne części! Niestety, autor od pewnego czasu nie pojawiał się na stronie, więc pozostaje tylko mieć nadzieję, że wróci w chwale, by dokończyć wszystkie swoje dzieła.</text:p>
      <text:p text:style-name="P1"/>
      <text:p text:style-name="Standard"><text:a xlink:type="simple" xlink:href="https://www.fimfiction.net/story/116254/princess-twilight-sparkles-500th-birthday" text:style-name="ListLabel_20_1" text:visited-style-name="ListLabel_20_1"><text:span text:style-name="T1">https://www.fimfiction.net/story/116254/princess-twilight-sparkles-500th-birthday</text:span></text:a></text:p>
      <text:p text:style-name="Standard"/>
      <text:p text:style-name="Standard"/>
      <text:p text:style-name="Standard"><text:a xlink:type="simple" xlink:href="https://derpibooru.org/1792118?q=ethereal+mane%2C+twilight+sparkle" text:style-name="ListLabel_20_1" text:visited-style-name="ListLabel_20_1"><text:span text:style-name="T1">https://derpibooru.org/1792118?q=ethereal+mane%2C+twilight+sparkle</text:span></text:a> - na top?</text:p>
      <text:p text:style-name="Standard"/>
      <text:p text:style-name="Standard"><text:a xlink:type="simple" xlink:href="https://derpibooru.org/1807745?q=ethereal+mane%2C+twilight+sparkle" text:style-name="ListLabel_20_1" text:visited-style-name="ListLabel_20_1"><text:span text:style-name="T1">https://derpibooru.org/1807745?q=ethereal+mane%2C+twilight+sparkl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72" meta:character-count="6119" meta:non-whitespace-character-count="5249"/>
    <meta:generator>LibreOfficeDev/6.0.5.2$Linux_X86_64 LibreOffice_project/</meta:generator>
  </office:meta>
</office:document-meta>
</file>